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99" draw:textarea-horizontal-align="center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QA Sprint Review</text:p>
          </draw:text-box>
        </draw:frame>
        <draw:frame presentation:style-name="pr2" draw:layer="layout" svg:width="25.199cm" svg:height="13.859cm" svg:x="1.4cm" svg:y="4.914cm" presentation:class="subtitle">
          <draw:text-box>
            <text:p>August 8, 201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us Upda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ichigan development team split project up into four major pieces:</text:p>
                <text:list>
                  <text:list-item>
                    <text:p>DQA Database</text:p>
                  </text:list-item>
                  <text:list-item>
                    <text:p>DQA Core</text:p>
                  </text:list-item>
                  <text:list-item>
                    <text:p>DQA Web UI</text:p>
                  </text:list-item>
                  <text:list-item>
                    <text:p>DQA Web Service</text:p>
                  </text:list-item>
                </text:list>
              </text:list-item>
              <text:list-item>
                <text:p>Release 1.2 to be completed this week</text:p>
                <text:list>
                  <text:list-item>
                    <text:p>Minor improvements and bug fixes</text:p>
                    <text:p/>
                  </text:list-item>
                </text:list>
              </text:list-item>
            </text:list>
          </draw:text-box>
        </draw:frame>
        <draw:rect draw:style-name="gr2" draw:text-style-name="P1" draw:layer="layout" svg:width="9.5cm" svg:height="1.5cm" svg:x="15cm" svg:y="12.1cm">
          <text:p text:style-name="P1">Database</text:p>
        </draw:rect>
        <draw:rect draw:style-name="gr2" draw:text-style-name="P1" draw:layer="layout" svg:width="9.5cm" svg:height="1.5cm" svg:x="15cm" svg:y="10.3cm">
          <text:p text:style-name="P1">Core</text:p>
        </draw:rect>
        <draw:rect draw:style-name="gr2" draw:text-style-name="P1" draw:layer="layout" svg:width="5cm" svg:height="1.5cm" svg:x="19.5cm" svg:y="8.5cm">
          <text:p text:style-name="P1">Web Service</text:p>
        </draw:rect>
        <draw:rect draw:style-name="gr2" draw:text-style-name="P1" draw:layer="layout" svg:width="4cm" svg:height="1.5cm" svg:x="15cm" svg:y="8.5cm">
          <text:p text:style-name="P1">Web UI</text:p>
        </draw:rect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ing So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ew Tracking System</text:p>
                <text:list>
                  <text:list-item>
                    <text:p>Bugzilla</text:p>
                  </text:list-item>
                </text:list>
              </text:list-item>
              <text:list-item>
                <text:p>Release 1.3</text:p>
                <text:list>
                  <text:list-item>
                    <text:p>September 3<text:span text:style-name="T1">rd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loyme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xas Immtrac</text:p>
                <text:list>
                  <text:list-item>
                    <text:p>In production processing incoming HL7 feeds</text:p>
                  </text:list-item>
                </text:list>
              </text:list-item>
              <text:list-item>
                <text:p>Michigan</text:p>
                <text:list>
                  <text:list-item>
                    <text:p>In production creating DQA reports</text:p>
                  </text:list-item>
                </text:list>
              </text:list-item>
              <text:list-item>
                <text:p>Indian Health Service</text:p>
                <text:list>
                  <text:list-item>
                    <text:p>Planning deployment after IIS Profiling is complete</text:p>
                  </text:list-item>
                </text:list>
              </text:list-item>
              <text:list-item>
                <text:p>Texas Children's Hospital</text:p>
                <text:list>
                  <text:list-item>
                    <text:p>Panning to use for internal DQA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line-break/>What should we focus on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mproved User Interface</text:p>
                <text:list>
                  <text:list-item>
                    <text:p>Was part of the original vision to work on this next.</text:p>
                  </text:list-item>
                </text:list>
              </text:list-item>
              <text:list-item>
                <text:p>Integration with Project Tracker</text:p>
                <text:list>
                  <text:list-item>
                    <text:p>This is a critical step for entities using the DQA.</text:p>
                  </text:list-item>
                </text:list>
              </text:list-item>
              <text:list-item>
                <text:p>Further validation improvements</text:p>
                <text:list>
                  <text:list-item>
                    <text:p>New CDC guide is out and NIST test cases are being created, DQA should support these.</text:p>
                  </text:list-item>
                </text:list>
              </text:list-item>
              <text:list-item>
                <text:p>Statistical Tracking</text:p>
                <text:list>
                  <text:list-item>
                    <text:p>Add long term support in DQA for track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Updat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IS Onboarding Meeting</text:p>
                <text:list>
                  <text:list-item>
                    <text:p>Two processes for testing: Vendor &amp; Provider</text:p>
                  </text:list-item>
                </text:list>
              </text:list-item>
              <text:list-item>
                <text:p>NIST Test Case Development</text:p>
                <text:list>
                  <text:list-item>
                    <text:p>Meaningful Use Stage 2</text:p>
                  </text:list-item>
                </text:list>
              </text:list-item>
              <text:list-item>
                <text:p>TCH Forecast Tester</text:p>
              </text:list-item>
              <text:list-item>
                <text:p>Simple Message Mo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8H12M20S</meta:editing-duration>
    <meta:editing-cycles>8</meta:editing-cycles>
    <meta:generator>OpenOffice.org/3.3$Win32 OpenOffice.org_project/330m20$Build-9567</meta:generator>
    <dc:date>2012-08-08T07:52:27.67</dc:date>
    <dc:creator>Nathan Bunker</dc:creator>
    <meta:printed-by>Nathan Bunker</meta:printed-by>
    <meta:print-date>2012-05-29T09:25:46.89</meta:print-date>
    <meta:document-statistic meta:object-count="49"/>
  </office:meta>
</office:document-meta>
</file>